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3" style:family="graphic" style:parent-style-name="standard">
      <style:graphic-properties draw:marker-start="Circle" draw:marker-end="Rounded_20_large_20_Arrow" draw:textarea-vertical-align="middle"/>
    </style:style>
    <style:style style:name="gr4" style:family="graphic" style:parent-style-name="standard">
      <style:graphic-properties draw:marker-start="Rounded_20_large_20_Arrow" draw:marker-end="Rounded_20_large_20_Arrow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024cm" fo:min-width="3.036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4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4cm" svg:height="0.878cm" svg:x="12.8cm" svg:y="9.124cm">
          <draw:text-box>
            <text:p text:style-name="P1"><text:span text:style-name="T1">80 <text:s text:c="13"/></text:span><text:span text:style-name="T1"><text:s text:c="4"/>Nginx</text:span></text:p>
          </draw:text-box>
        </draw:frame>
        <draw:custom-shape draw:style-name="gr2" draw:text-style-name="P4" xml:id="id1" draw:id="id1" draw:layer="layout" svg:width="5cm" svg:height="2cm" svg:x="13cm" svg:y="6cm">
          <text:p text:style-name="P3"><text:span text:style-name="T1">portfolio-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cm" svg:height="2cm" svg:x="19cm" svg:y="10cm">
          <text:p text:style-name="P3"><text:span text:style-name="T1">portfolio-stati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cm" svg:height="2cm" svg:x="7cm" svg:y="10cm">
          <text:p text:style-name="P3"><text:span text:style-name="T1">portfolio-templa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5cm" svg:height="2cm" svg:x="4cm" svg:y="14cm">
          <text:p text:style-name="P3"><text:span text:style-name="T1">portfolio-map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5.5cm" svg:y1="8cm" svg:x2="9.5cm" svg:y2="10cm" draw:start-shape="id1" draw:start-glue-point="2" draw:end-shape="id2" draw:end-glue-point="0" svg:d="M15500 8000v1000h-6000v1000" svg:viewBox="0 0 6001 2001">
          <text:p/>
        </draw:connector>
        <draw:connector draw:style-name="gr4" draw:text-style-name="P5" draw:layer="layout" svg:x1="15.5cm" svg:y1="8cm" svg:x2="21.5cm" svg:y2="10cm" draw:start-shape="id1" draw:start-glue-point="2" draw:end-shape="id3" draw:end-glue-point="0" svg:d="M15500 8000v1000h6000v1000" svg:viewBox="0 0 6001 2001">
          <text:p/>
        </draw:connector>
        <draw:connector draw:style-name="gr4" draw:text-style-name="P5" draw:layer="layout" svg:x1="9.5cm" svg:y1="12cm" svg:x2="6.5cm" svg:y2="14cm" draw:start-shape="id2" draw:start-glue-point="2" draw:end-shape="id4" draw:end-glue-point="0" svg:d="M9500 12000v1000h-3000v1000" svg:viewBox="0 0 3001 2001">
          <text:p/>
        </draw:connector>
        <draw:frame draw:style-name="gr1" draw:text-style-name="P2" draw:layer="layout" svg:width="5.5cm" svg:height="0.878cm" svg:x="3.8cm" svg:y="13.1cm">
          <draw:text-box>
            <text:p text:style-name="P1"><text:span text:style-name="T1">8001 <text:s text:c="15"/>Java</text:span></text:p>
          </draw:text-box>
        </draw:frame>
        <draw:frame draw:style-name="gr1" draw:text-style-name="P2" draw:layer="layout" svg:width="5.5cm" svg:height="0.878cm" svg:x="6.8cm" svg:y="9.122cm">
          <draw:text-box>
            <text:p text:style-name="P1"><text:span text:style-name="T1">3000 <text:s text:c="14"/>Node</text:span></text:p>
          </draw:text-box>
        </draw:frame>
        <draw:frame draw:style-name="gr1" draw:text-style-name="P2" xml:id="id5" draw:id="id5" draw:layer="layout" svg:width="5.4cm" svg:height="0.878cm" svg:x="12.8cm" svg:y="5.122cm">
          <draw:text-box>
            <text:p text:style-name="P1"><text:span text:style-name="T1">80 <text:s text:c="17"/>Nginx</text:span></text:p>
          </draw:text-box>
        </draw:frame>
        <draw:frame draw:style-name="gr1" draw:text-style-name="P2" draw:layer="layout" svg:width="5.4cm" svg:height="0.878cm" svg:x="18.8cm" svg:y="9.123cm">
          <draw:text-box>
            <text:p text:style-name="P1"><text:span text:style-name="T1">80 <text:s text:c="17"/>Nginx</text:span></text:p>
          </draw:text-box>
        </draw:frame>
        <draw:custom-shape draw:style-name="gr5" draw:text-style-name="P7" xml:id="id6" draw:id="id6" draw:layer="layout" svg:width="5cm" svg:height="1.8cm" svg:x="13cm" svg:y="2.1cm">
          <text:p text:style-name="P6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0.4cm -3.2cm" svg:x1="15.5cm" svg:y1="6cm" svg:x2="15.5cm" svg:y2="3.9cm" draw:start-shape="id5" draw:start-glue-point="2" draw:end-shape="id6" draw:end-glue-point="8" svg:d="M15500 6000v100-1588-612" svg:viewBox="0 0 1 2201">
          <text:p/>
        </draw:connector>
        <draw:custom-shape draw:style-name="gr7" draw:text-style-name="P4" xml:id="id7" draw:id="id7" draw:layer="layout" svg:width="4.987cm" svg:height="2cm" svg:x="10.013cm" svg:y="14cm">
          <text:p text:style-name="P3"><text:span text:style-name="T1">portfolio-sql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cm" svg:height="0.878cm" svg:x="9.8cm" svg:y="13.1cm">
          <draw:text-box>
            <text:p text:style-name="P1"><text:span text:style-name="T1">8002 <text:s text:c="15"/>Java</text:span></text:p>
          </draw:text-box>
        </draw:frame>
        <draw:connector draw:style-name="gr4" draw:text-style-name="P5" draw:layer="layout" draw:line-skew="0.25cm" svg:x1="9.5cm" svg:y1="12cm" svg:x2="12.506cm" svg:y2="14cm" draw:end-shape="id7" draw:end-glue-point="0" svg:d="M9500 12000v1000h3006v1000" svg:viewBox="0 0 3007 2001">
          <text:p/>
        </draw:connector>
        <draw:custom-shape draw:style-name="gr2" draw:text-style-name="P4" xml:id="id8" draw:id="id8" draw:layer="layout" svg:width="5cm" svg:height="2cm" svg:x="13cm" svg:y="10.001cm">
          <text:p text:style-name="P3"><text:span text:style-name="T1">portfolio-reac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5cm" svg:y1="8cm" svg:x2="15.5cm" svg:y2="10.001cm" draw:start-shape="id1" draw:start-glue-point="2" draw:end-shape="id8" draw:end-glue-point="0" svg:d="M15500 8000v2001" svg:viewBox="0 0 1 20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3-11T10:48:32.354167276</dc:date>
    <meta:editing-duration>PT4H33M52S</meta:editing-duration>
    <meta:editing-cycles>49</meta:editing-cycles>
    <meta:generator>LibreOffice/6.4.6.2$Linux_X86_64 LibreOffice_project/40$Build-2</meta:generator>
    <meta:document-statistic meta:object-count="19"/>
  </office:meta>
</office:document-meta>
</file>